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66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svg:stroke-width="0.102cm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254cm" draw:marker-end="Arrow" draw:marker-end-width="0.20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0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cc99" draw:textarea-horizontal-align="center" draw:textarea-vertical-align="middle"/>
    </style:style>
    <style:style style:name="gr24" style:family="graphic" style:parent-style-name="standard">
      <style:graphic-properties draw:textarea-vertical-align="middle" draw:auto-grow-height="false" fo:min-height="0.749cm" fo:min-width="0.499cm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508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dc2300" draw:marker-end="Arrow" draw:marker-end-width="0.15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width="true" fo:min-height="0.258cm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0.19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4cm" fo:min-width="0cm"/>
    </style:style>
    <style:style style:name="gr3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33" style:family="graphic" style:parent-style-name="standard">
      <style:graphic-properties svg:stroke-color="#6d78b6" draw:fill="solid" draw:fill-color="#b5c0e0" draw:textarea-horizontal-align="justify" draw:textarea-vertical-align="middle" draw:auto-grow-height="false" draw:shadow="visible" draw:shadow-offset-x="0.203cm" draw:shadow-offset-y="0.203cm"/>
    </style:style>
    <style:style style:name="gr34" style:family="graphic" style:parent-style-name="standard">
      <style:graphic-properties svg:stroke-color="#6d78b6" draw:fill="solid" draw:fill-color="#d5d9e9" draw:textarea-horizontal-align="justify" draw:textarea-vertical-align="middle" draw:auto-grow-height="false" draw:shadow="visible" draw:shadow-offset-x="0.152cm" draw:shadow-offset-y="0.152cm"/>
    </style:style>
    <style:style style:name="gr35" style:family="graphic" style:parent-style-name="standard">
      <style:graphic-properties svg:stroke-color="#6d78b6" draw:marker-end="Arrow" draw:marker-end-width="0.20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512cm"/>
    </style:style>
    <style:style style:name="gr37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cc99" draw:textarea-horizontal-align="center" draw:textarea-vertical-align="middle"/>
    </style:style>
    <style:style style:name="gr39" style:family="graphic" style:parent-style-name="standard">
      <style:graphic-properties svg:stroke-color="#ff9966" draw:textarea-horizontal-align="center" draw:textarea-vertical-align="middle"/>
    </style:style>
    <style:style style:name="gr40" style:family="graphic" style:parent-style-name="standard">
      <style:graphic-properties svg:stroke-color="#333366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31cm"/>
    </style:style>
    <style:style style:name="gr42" style:family="graphic" style:parent-style-name="standard">
      <style:graphic-properties svg:stroke-color="#6d78b6" draw:fill-color="#d5d9e9" draw:textarea-horizontal-align="justify" draw:textarea-vertical-align="bottom" draw:auto-grow-height="false"/>
    </style:style>
    <style:style style:name="gr43" style:family="graphic" style:parent-style-name="standard">
      <style:graphic-properties svg:stroke-color="#6d78b6" draw:fill-color="#b5c0e0" draw:textarea-horizontal-align="justify" draw:textarea-vertical-align="middle" draw:auto-grow-height="false" fo:min-height="0cm" fo:min-width="0cm" draw:shadow="visible" draw:shadow-offset-x="0.102cm" draw:shadow-offset-y="0.102cm"/>
    </style:style>
    <style:style style:name="gr44" style:family="graphic" style:parent-style-name="standard">
      <style:graphic-properties svg:stroke-color="#6d78b6" draw:fill-color="#b5c0e0" draw:textarea-vertical-align="middle" draw:auto-grow-height="false" fo:min-height="0.749cm" fo:min-width="0.499cm" draw:shadow="visible" draw:shadow-offset-x="0.102cm" draw:shadow-offset-y="0.102cm"/>
    </style:style>
    <style:style style:name="gr45" style:family="graphic" style:parent-style-name="standard">
      <style:graphic-properties svg:stroke-color="#6d78b6" draw:textarea-horizontal-align="center" draw:textarea-vertical-align="middle"/>
    </style:style>
    <style:style style:name="gr46" style:family="graphic" style:parent-style-name="standard">
      <style:graphic-properties svg:stroke-color="#6d78b6" draw:fill-color="#b5c0e0" draw:textarea-horizontal-align="center" draw:textarea-vertical-align="middle" draw:shadow="visible" draw:shadow-offset-x="0.102cm" draw:shadow-offset-y="0.102cm"/>
    </style:style>
    <style:style style:name="gr47" style:family="graphic" style:parent-style-name="standard">
      <style:graphic-properties draw:fill-color="#ffff66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fo:font-weight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18pt" fo:font-weight="bold"/>
    </style:style>
    <style:style style:name="P10" style:family="paragraph">
      <style:paragraph-properties fo:margin-left="0cm" fo:margin-right="0cm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 fo:font-weight="bold"/>
    </style:style>
    <style:style style:name="P1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color="#dc2300" fo:font-size="10pt" style:font-size-asian="10pt" style:font-size-complex="10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color="#6d78b6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6d78b6"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color="#ffffff" fo:font-size="9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</style:style>
    <style:style style:name="T1" style:family="text">
      <style:text-properties fo:font-size="12pt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0pt" fo:font-weight="bold"/>
    </style:style>
    <style:style style:name="T6" style:family="text">
      <style:text-properties fo:color="#ffffff" fo:font-size="12pt" fo:font-weight="bold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dc2300" fo:font-size="9pt" style:font-size-asian="9pt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78b6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6d78b6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08cm" svg:height="2.794cm" svg:x="1.905cm" svg:y="13.2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.905cm" svg:y="14.282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4.445cm" svg:y="14.282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.905cm" svg:y="13.647cm">
            <text:p text:style-name="P2"><text:span text:style-name="T1">Communication Interface</text:span></text:p>
          </draw:rect>
        </draw:g>
        <draw:g draw:id="id2">
          <draw:custom-shape draw:style-name="gr1" draw:text-style-name="P1" draw:layer="layout" svg:width="11.43cm" svg:height="4.445cm" svg:x="2.366cm" svg:y="6.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05cm" svg:height="6.35cm" draw:transform="rotate (1.5707963267946) translate (2.366cm 9.625cm)">
            <text:p/>
            <draw:enhanced-geometry svg:viewBox="0 0 88 21600" draw:mirror-horizontal="false" draw:mirror-vertical="false" draw:glue-points="44 ?f6 44 0 0 10800 44 21600 88 10800" draw:text-areas="0 ?f6 88 ?f3" draw:type="can" draw:modifiers="1966.4471800744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5" draw:layer="layout" svg:width="3.175cm" svg:height="0.997cm" svg:x="4.271cm" svg:y="8.412cm">
            <draw:text-box>
              <text:p text:style-name="P2"><text:span text:style-name="T1">Tasks Queue</text:span></text:p>
            </draw:text-box>
          </draw:frame>
          <draw:rect draw:style-name="gr3" draw:text-style-name="P3" draw:layer="layout" svg:width="11.43cm" svg:height="0.635cm" svg:x="2.366cm" svg:y="7.085cm">
            <text:p text:style-name="P2"><text:span text:style-name="T1">Communication Interface</text:span></text:p>
          </draw:rect>
          <draw:rect draw:style-name="gr3" draw:text-style-name="P3" draw:layer="layout" svg:width="11.43cm" svg:height="0.635cm" svg:x="2.366cm" svg:y="9.625cm">
            <text:p text:style-name="P2"><text:span text:style-name="T1">Communication Interface</text:span></text:p>
          </draw:rect>
          <draw:custom-shape draw:style-name="gr2" draw:text-style-name="P3" draw:layer="layout" svg:width="5.08cm" svg:height="0.635cm" svg:x="8.716cm" svg:y="8.99cm">
            <text:p text:style-name="P2"><text:span text:style-name="T1">Class 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8.716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32cm" svg:height="1.27cm" svg:x="11.764cm" svg:y="7.72cm">
            <text:p text:style-name="P2"><text:span text:style-name="T1">Class</text:span></text:p>
            <text:p text:style-name="P2"><text:span text:style-name="T1">Provider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1.143cm" svg:height="1.016cm" svg:x="10.748cm" svg:y="7.847cm">
            <draw:text-box>
              <text:p text:style-name="P6"><text:span text:style-name="T2">...</text:span></text:p>
            </draw:text-box>
          </draw:frame>
        </draw:g>
        <draw:custom-shape draw:style-name="gr7" draw:text-style-name="P1" draw:layer="layout" svg:width="5.08cm" svg:height="2.921cm" svg:x="1.397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67cm" svg:height="1.27cm" svg:x="1.397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13cm" svg:height="1.27cm" svg:x="4.064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9" draw:text-style-name="P5" draw:layer="layout" svg:width="5.08cm" svg:height="0.635cm" svg:x="1.397cm" svg:y="3.429cm">
          <text:p text:style-name="P2"><text:span text:style-name="T1">Communication Interface</text:span></text:p>
        </draw:rect>
        <draw:line draw:style-name="gr10" draw:text-style-name="P1" draw:layer="layout" svg:x1="0.889cm" svg:y1="12.065cm" svg:x2="15.721cm" svg:y2="12.033cm">
          <text:p/>
        </draw:line>
        <draw:line draw:style-name="gr10" draw:text-style-name="P1" draw:layer="layout" svg:x1="0.889cm" svg:y1="5.461cm" svg:x2="16.256cm" svg:y2="5.461cm">
          <text:p/>
        </draw:line>
        <draw:frame draw:style-name="gr11" draw:text-style-name="P8" draw:layer="layout" svg:width="4.191cm" svg:height="0.758cm" svg:x="1.778cm" svg:y="0.889cm">
          <draw:text-box>
            <text:p text:style-name="P6"><text:span text:style-name="T1">Client Application</text:span></text:p>
          </draw:text-box>
        </draw:frame>
        <draw:frame draw:style-name="gr11" draw:text-style-name="P8" draw:layer="layout" svg:width="1.651cm" svg:height="0.758cm" svg:x="3.683cm" svg:y="16.26cm">
          <draw:text-box>
            <text:p text:style-name="P6"><text:span text:style-name="T1">Node</text:span></text:p>
          </draw:text-box>
        </draw:frame>
        <draw:g draw:id="id3">
          <draw:custom-shape draw:style-name="gr1" draw:text-style-name="P1" draw:layer="layout" svg:width="5.08cm" svg:height="2.794cm" svg:x="10.795cm" svg:y="13.2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54cm" svg:height="1.27cm" svg:x="10.795cm" svg:y="14.278cm">
            <text:p text:style-name="P2"><text:span text:style-name="T1">Execution</text:span></text:p>
            <text:p text:style-name="P2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1.27cm" svg:x="13.335cm" svg:y="14.278cm">
            <text:p text:style-name="P2"><text:span text:style-name="T1">Class</text:span></text:p>
            <text:p text:style-name="P2"><text:span text:style-name="T1">Loader</text:span></text:p>
            <draw:enhanced-geometry svg:viewBox="0 0 21600 21600" draw:type="rectangle" draw:enhanced-path="M 0 0 L 21600 0 21600 21600 0 21600 0 0 Z N"/>
          </draw:custom-shape>
          <draw:rect draw:style-name="gr3" draw:text-style-name="P3" draw:layer="layout" svg:width="5.08cm" svg:height="0.635cm" svg:x="10.795cm" svg:y="13.643cm">
            <text:p text:style-name="P2"><text:span text:style-name="T1">Communication Interface</text:span></text:p>
          </draw:rect>
        </draw:g>
        <draw:frame draw:style-name="gr11" draw:text-style-name="P8" draw:layer="layout" svg:width="1.651cm" svg:height="0.758cm" svg:x="12.573cm" svg:y="16.256cm">
          <draw:text-box>
            <text:p text:style-name="P6"><text:span text:style-name="T1">Node</text:span></text:p>
          </draw:text-box>
        </draw:frame>
        <draw:connector draw:style-name="gr12" draw:text-style-name="P1" draw:layer="layout" draw:type="line" svg:x1="4.445cm" svg:y1="13.212cm" svg:x2="8.081cm" svg:y2="10.895cm" draw:start-shape="id1" draw:start-glue-point="0" draw:end-shape="id2" draw:end-glue-point="2" svg:d="m4445 13212 3636-2317">
          <text:p/>
        </draw:connector>
        <draw:connector draw:style-name="gr12" draw:text-style-name="P1" draw:layer="layout" draw:type="line" svg:x1="13.335cm" svg:y1="13.208cm" svg:x2="8.081cm" svg:y2="10.895cm" draw:start-shape="id3" draw:start-glue-point="0" draw:end-shape="id2" draw:end-glue-point="2" svg:d="m13335 13208-5254-2313">
          <text:p/>
        </draw:connector>
        <draw:frame draw:style-name="gr11" draw:text-style-name="P9" draw:layer="layout" svg:width="1.651cm" svg:height="0.983cm" svg:x="8.128cm" svg:y="14.228cm">
          <draw:text-box>
            <text:p text:style-name="P2"><text:span text:style-name="T3">. . .</text:span></text:p>
          </draw:text-box>
        </draw:frame>
        <draw:frame draw:style-name="gr11" draw:text-style-name="P9" draw:layer="layout" svg:width="1.651cm" svg:height="0.983cm" svg:x="7.62cm" svg:y="2.573cm">
          <draw:text-box>
            <text:p text:style-name="P2"><text:span text:style-name="T3">. . .</text:span></text:p>
          </draw:text-box>
        </draw:frame>
        <draw:custom-shape draw:style-name="gr7" draw:text-style-name="P1" draw:layer="layout" svg:width="5.08cm" svg:height="2.921cm" svg:x="10.541cm" svg:y="1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667cm" svg:height="1.27cm" svg:x="10.541cm" svg:y="2.159cm">
          <text:p text:style-name="P2"><text:span text:style-name="T1">Tasks</text:span></text:p>
          <text:p text:style-name="P2"><text:span text:style-name="T1">Submit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1.27cm" svg:x="13.208cm" svg:y="2.15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rect draw:style-name="gr3" draw:text-style-name="P3" draw:layer="layout" svg:width="5.08cm" svg:height="0.635cm" svg:x="10.541cm" svg:y="3.429cm">
          <text:p text:style-name="P2"><text:span text:style-name="T1">Communication Interface</text:span></text:p>
        </draw:rect>
        <draw:frame draw:style-name="gr11" draw:text-style-name="P8" draw:layer="layout" svg:width="1.778cm" svg:height="1.225cm" svg:x="14.097cm" svg:y="7.239cm">
          <draw:text-box>
            <text:p text:style-name="P6"><text:span text:style-name="T1">JPPF</text:span></text:p>
            <text:p text:style-name="P2"><text:span text:style-name="T1">Driver</text:span></text:p>
          </draw:text-box>
        </draw:frame>
        <draw:connector draw:style-name="gr12" draw:text-style-name="P1" draw:layer="layout" draw:type="line" svg:x1="3.937cm" svg:y1="4.572cm" svg:x2="8.081cm" svg:y2="6.45cm" draw:end-shape="id2" draw:end-glue-point="0" svg:d="m3937 4572 4144 1878">
          <text:p/>
        </draw:connector>
        <draw:connector draw:style-name="gr12" draw:text-style-name="P1" draw:layer="layout" draw:type="line" svg:x1="13.081cm" svg:y1="4.572cm" svg:x2="8.081cm" svg:y2="6.45cm" draw:end-shape="id2" draw:end-glue-point="0" svg:d="m13081 4572-5000 1878">
          <text:p/>
        </draw:connector>
        <draw:frame draw:style-name="gr11" draw:text-style-name="P8" draw:layer="layout" svg:width="4.191cm" svg:height="0.758cm" svg:x="10.922cm" svg:y="0.889cm">
          <draw:text-box>
            <text:p text:style-name="P6"><text:span text:style-name="T1">Client Application</text:span></text:p>
          </draw:text-box>
        </draw:frame>
      </draw:page>
      <draw:page draw:name="page2" draw:style-name="dp1" draw:master-page-name="Default">
        <draw:custom-shape draw:style-name="gr13" draw:text-style-name="P1" draw:id="id5" draw:layer="layout" svg:width="2.402cm" svg:height="3.049cm" svg:x="2.799cm" svg:y="6.872cm">
          <text:p/>
          <draw:enhanced-geometry svg:viewBox="0 0 88 21600" draw:glue-points="44 ?f6 44 0 0 10800 44 21600 88 10800" draw:text-areas="0 ?f6 88 ?f3" draw:type="can" draw:modifiers="2701.771266127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draw:layer="layout" svg:width="4.318cm" svg:height="0.889cm" svg:x="1.841cm" svg:y="3.952cm">
          <text:p text:style-name="P2"><text:span text:style-name="T1">Read request he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4" draw:layer="layout" svg:width="4.318cm" svg:height="1.079cm" svg:x="1.841cm" svg:y="4.841cm">
          <text:p text:style-name="P2"><text:span text:style-name="T1">Decompose into</text:span></text:p>
          <text:p text:style-name="P2"><text:span text:style-name="T1">atomic task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413cm" svg:height="0.635cm" svg:x="2.794cm" svg:y="8.206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6" draw:layer="layout" svg:width="3.937cm" svg:height="0.889cm" svg:x="2.032cm" svg:y="10.944cm">
          <text:p text:style-name="P2"><text:span text:style-name="T1">Queue liste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2.032cm" svg:y="11.833cm">
          <text:p text:style-name="P2"><text:span text:style-name="T1">Send for 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7" draw:layer="layout" svg:width="3.937cm" svg:height="0.889cm" svg:x="8.064cm" svg:y="10.944cm">
          <text:p text:style-name="P2"><text:span text:style-name="T1">Notify comple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0.889cm" svg:x="8.064cm" svg:y="11.833cm">
          <text:p text:style-name="P2"><text:span text:style-name="T1">Receive result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937cm" svg:height="1.016cm" svg:x="8.064cm" svg:y="3.952cm">
          <text:p text:style-name="P2"><text:span text:style-name="T1">Send completed</text:span></text:p>
          <text:p text:style-name="P2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8" draw:layer="layout" svg:width="3.937cm" svg:height="1.016cm" svg:x="8.064cm" svg:y="4.968cm">
          <text:p text:style-name="P2"><text:span text:style-name="T1">Recompose result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cm" svg:y1="5.92cm" svg:x2="3.999cm" svg:y2="6.872cm" draw:start-shape="id4" draw:start-glue-point="2" draw:end-shape="id5" draw:end-glue-point="5" svg:d="m4000 5920-1 952">
          <text:p/>
        </draw:connector>
        <draw:connector draw:style-name="gr16" draw:text-style-name="P1" draw:layer="layout" draw:type="line" svg:x1="3.999cm" svg:y1="9.919cm" svg:x2="4cm" svg:y2="10.944cm" draw:start-shape="id5" draw:start-glue-point="7" draw:end-shape="id6" draw:end-glue-point="0" svg:d="m3999 9919 1 1025">
          <text:p/>
        </draw:connector>
        <draw:custom-shape draw:style-name="gr1" draw:text-style-name="P1" draw:layer="layout" svg:width="0.508cm" svg:height="1.143cm" svg:x="3.746cm" svg:y="2.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3.746cm" svg:y="12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644cm" svg:x="9.969cm" svg:y="12.7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9.715cm" svg:y="2.7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draw:type="line" svg:x1="10.032cm" svg:y1="10.944cm" svg:x2="10.032cm" svg:y2="5.984cm" draw:start-shape="id7" draw:start-glue-point="0" draw:end-shape="id8" draw:end-glue-point="2" svg:d="m10032 10944v-4960">
          <text:p/>
        </draw:connector>
        <draw:custom-shape draw:style-name="gr15" draw:text-style-name="P5" draw:layer="layout" svg:width="2.413cm" svg:height="0.699cm" svg:x="2.794cm" svg:y="7.507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096cm" svg:height="1.398cm" svg:x="2.158cm" svg:y="14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id="id9" draw:layer="layout" svg:width="2.159cm" svg:height="1.397cm" svg:x="2.857cm" svg:y="14.366cm">
          <text:p text:style-name="P2"><text:span text:style-name="T1">Decode</text:span></text:p>
        </draw:rect>
        <draw:rect draw:style-name="gr9" draw:text-style-name="P5" draw:id="id10" draw:layer="layout" svg:width="2.159cm" svg:height="1.397cm" svg:x="6.095cm" svg:y="14.366cm">
          <text:p text:style-name="P2"><text:span text:style-name="T1">Execute</text:span></text:p>
        </draw:rect>
        <draw:rect draw:style-name="gr9" draw:text-style-name="P5" draw:id="id11" draw:layer="layout" svg:width="2.159cm" svg:height="1.397cm" svg:x="9.207cm" svg:y="14.366cm">
          <text:p text:style-name="P2"><text:span text:style-name="T1">Send</text:span></text:p>
          <text:p text:style-name="P2"><text:span text:style-name="T1">results</text:span></text:p>
        </draw:rect>
        <draw:connector draw:style-name="gr16" draw:text-style-name="P1" draw:layer="layout" draw:type="line" svg:x1="5.016cm" svg:y1="15.064cm" svg:x2="6.095cm" svg:y2="15.064cm" draw:start-shape="id9" draw:start-glue-point="1" draw:end-shape="id10" draw:end-glue-point="3" svg:d="m5016 15064h1079">
          <text:p/>
        </draw:connector>
        <draw:connector draw:style-name="gr16" draw:text-style-name="P1" draw:layer="layout" draw:type="line" svg:x1="8.254cm" svg:y1="15.064cm" svg:x2="9.207cm" svg:y2="15.064cm" draw:start-shape="id10" draw:start-glue-point="1" draw:end-shape="id11" svg:d="m8254 15064h953">
          <text:p/>
        </draw:connector>
        <draw:custom-shape draw:style-name="gr1" draw:text-style-name="P3" draw:layer="layout" svg:width="10.096cm" svg:height="2.032cm" svg:x="2.095cm" svg:y="0.6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5" draw:layer="layout" svg:width="2.159cm" svg:height="0.952cm" svg:x="2.92cm" svg:y="1.778cm">
          <text:p text:style-name="P2"><text:span text:style-name="T1">Submit</text:span></text:p>
        </draw:rect>
        <draw:rect draw:style-name="gr9" draw:text-style-name="P5" draw:layer="layout" svg:width="2.159cm" svg:height="0.952cm" svg:x="8.762cm" svg:y="1.778cm">
          <text:p text:style-name="P2"><text:span text:style-name="T1">Return</text:span></text:p>
          <text:p text:style-name="P2"><text:span text:style-name="T1">results</text:span></text:p>
        </draw:rect>
        <draw:custom-shape draw:style-name="gr15" draw:text-style-name="P5" draw:layer="layout" svg:width="2.413cm" svg:height="0.699cm" svg:x="2.794cm" svg:y="8.841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71cm" svg:y1="3.365cm" svg:x2="15.938cm" svg:y2="3.365cm">
          <text:p/>
        </draw:line>
        <draw:line draw:style-name="gr10" draw:text-style-name="P1" draw:layer="layout" svg:x1="0.571cm" svg:y1="13.534cm" svg:x2="15.938cm" svg:y2="13.534cm">
          <text:p/>
        </draw:line>
        <draw:frame draw:style-name="gr11" draw:text-style-name="P10" draw:layer="layout" svg:width="2.731cm" svg:height="1.547cm" svg:x="13.017cm" svg:y="7.484cm">
          <draw:text-box>
            <text:p text:style-name="P6"><text:span text:style-name="T4">Server Layer</text:span></text:p>
          </draw:text-box>
        </draw:frame>
        <draw:frame draw:style-name="gr11" draw:text-style-name="P10" draw:layer="layout" svg:width="3.239cm" svg:height="1.547cm" svg:x="12.826cm" svg:y="14.493cm">
          <draw:text-box>
            <text:p text:style-name="P6"><text:span text:style-name="T4">Execution Layer</text:span></text:p>
          </draw:text-box>
        </draw:frame>
        <draw:frame draw:style-name="gr11" draw:text-style-name="P10" draw:layer="layout" svg:width="3.556cm" svg:height="1.547cm" svg:x="12.573cm" svg:y="0.802cm">
          <draw:text-box>
            <text:p text:style-name="P6"><text:span text:style-name="T4">Application Layer</text:span></text:p>
          </draw:text-box>
        </draw:frame>
        <draw:frame draw:style-name="gr11" draw:text-style-name="P8" draw:layer="layout" svg:width="2.985cm" svg:height="0.758cm" svg:x="5.524cm" svg:y="1.778cm">
          <draw:text-box>
            <text:p text:style-name="P6"><text:span text:style-name="T1">JPPF Client</text:span></text:p>
          </draw:text-box>
        </draw:frame>
        <draw:custom-shape draw:style-name="gr15" draw:text-style-name="P5" draw:layer="layout" svg:width="10.084cm" svg:height="0.686cm" svg:x="2.095cm" svg:y="1.079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794cm" svg:height="1.063cm" svg:x="5.085cm" svg:y="7.741cm">
          <draw:text-box>
            <text:p text:style-name="P6"><text:span text:style-name="T5">Tasks queue (FIFO)</text:span></text:p>
          </draw:text-box>
        </draw:frame>
        <draw:frame draw:style-name="gr11" draw:text-style-name="P8" draw:layer="layout" svg:width="2.985cm" svg:height="0.758cm" svg:x="5.651cm" svg:y="15.767cm">
          <draw:text-box>
            <text:p text:style-name="P6"><text:span text:style-name="T1">JPPF Node</text:span></text:p>
          </draw:text-box>
        </draw:frame>
      </draw:page>
      <draw:page draw:name="page3" draw:style-name="dp1" draw:master-page-name="Default">
        <draw:custom-shape draw:style-name="gr15" draw:text-style-name="P3" draw:id="id21" draw:layer="layout" svg:width="2.857cm" svg:height="1.715cm" svg:x="4.383cm" svg:y="0.571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3" draw:layer="layout" svg:width="6.54cm" svg:height="3.874cm" svg:x="6.478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349cm" svg:height="3.302cm" svg:x="1.017cm" svg:y="12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9" draw:layer="layout" svg:width="2.222cm" svg:height="1.143cm" svg:x="3.111cm" svg:y="16.319cm">
          <text:p text:style-name="P2"><text:span text:style-name="T1">Bootstrap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18" draw:layer="layout" svg:width="6.349cm" svg:height="0.953cm" svg:x="1.017cm" svg:y="14.033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6" draw:layer="layout" svg:width="6.541cm" svg:height="0.953cm" svg:x="6.477cm" svg:y="8.255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10.225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5" draw:layer="layout" svg:width="4.128cm" svg:height="1.08cm" svg:x="10.224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127cm" svg:height="2.223cm" svg:x="3.748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id="id13" draw:layer="layout" svg:width="4.128cm" svg:height="1.08cm" svg:x="3.747cm" svg:y="3.555cm">
          <text:p text:style-name="P2"><text:span text:style-name="T1">Classloader</text:span></text:p>
          <text:p text:style-name="P2"><text:span text:style-name="T1">deleg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2" draw:layer="layout" svg:width="2.223cm" svg:height="1.206cm" svg:x="6.478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14" draw:layer="layout" svg:width="2.223cm" svg:height="1.206cm" svg:x="10.795cm" svg:y="7.049cm">
          <text:p text:style-name="P2"><text:span text:style-name="T1">Class</text:span></text:p>
          <text:p text:style-name="P2"><text:span text:style-name="T1">provi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96cm" svg:height="1.206cm" svg:x="8.7cm" svg:y="7.049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651cm" svg:height="0.983cm" svg:x="8.128cm" svg:y="3.525cm">
          <draw:text-box>
            <text:p text:style-name="P2"><text:span text:style-name="T3">. . .</text:span></text:p>
          </draw:text-box>
        </draw:frame>
        <draw:custom-shape draw:style-name="gr15" draw:text-style-name="P3" draw:id="id22" draw:layer="layout" svg:width="2.731cm" svg:height="1.715cm" svg:x="10.922cm" svg:y="0.317cm">
          <text:p text:style-name="P2"><text:span text:style-name="T1">Application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7" draw:layer="layout" svg:width="2.985cm" svg:height="2.349cm" svg:x="1.841cm" svg:y="7.557cm">
          <text:p text:style-name="P2"><text:span text:style-name="T1">JPPF</text:span></text:p>
          <text:p text:style-name="P2"><text:span text:style-name="T1">class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1" draw:layer="layout" draw:type="line" svg:x1="7.589cm" svg:y1="7.049cm" svg:x2="5.811cm" svg:y2="4.635cm" draw:start-shape="id12" draw:start-glue-point="0" draw:end-shape="id13" draw:end-glue-point="2" svg:d="m7589 7049-1778-2414">
          <text:p/>
        </draw:connector>
        <draw:connector draw:style-name="gr18" draw:text-style-name="P1" draw:layer="layout" draw:type="line" svg:x1="11.906cm" svg:y1="7.049cm" svg:x2="12.288cm" svg:y2="4.635cm" draw:start-shape="id14" draw:start-glue-point="0" draw:end-shape="id15" draw:end-glue-point="2" svg:d="m11906 7049 382-2414">
          <text:p/>
        </draw:connector>
        <draw:connector draw:style-name="gr18" draw:text-style-name="P1" draw:layer="layout" draw:type="line" svg:x1="6.477cm" svg:y1="8.731cm" svg:x2="4.826cm" svg:y2="8.731cm" draw:start-shape="id16" draw:start-glue-point="3" draw:end-shape="id17" draw:end-glue-point="7" svg:d="m6477 8731h-1651">
          <text:p/>
        </draw:connector>
        <draw:connector draw:style-name="gr18" draw:text-style-name="P1" draw:layer="layout" draw:type="line" svg:x1="4.191cm" svg:y1="14.986cm" svg:x2="4.222cm" svg:y2="16.319cm" draw:start-shape="id18" draw:start-glue-point="2" draw:end-shape="id19" svg:d="m4191 14986 31 1333">
          <text:p/>
        </draw:connector>
        <draw:connector draw:style-name="gr18" draw:text-style-name="P1" draw:layer="layout" draw:type="line" svg:x1="6.159cm" svg:y1="12.89cm" svg:x2="9.747cm" svg:y2="9.208cm" draw:start-shape="id20" draw:start-glue-point="0" draw:end-shape="id16" draw:end-glue-point="2" svg:d="m6159 12890 3588-3682">
          <text:p/>
        </draw:connector>
        <draw:connector draw:style-name="gr18" draw:text-style-name="P1" draw:layer="layout" draw:type="line" svg:x1="5.811cm" svg:y1="3.555cm" svg:x2="5.81cm" svg:y2="2.286cm" draw:start-shape="id13" draw:start-glue-point="0" draw:end-shape="id21" draw:end-glue-point="6" svg:d="m5811 3555-1-1269">
          <text:p/>
        </draw:connector>
        <draw:connector draw:style-name="gr18" draw:text-style-name="P1" draw:layer="layout" draw:type="line" svg:x1="12.288cm" svg:y1="3.555cm" svg:x2="12.287cm" svg:y2="2.032cm" draw:start-shape="id15" draw:start-glue-point="0" draw:end-shape="id22" draw:end-glue-point="6" svg:d="m12288 3555-1-1523">
          <text:p/>
        </draw:connector>
        <draw:custom-shape draw:style-name="gr14" draw:text-style-name="P5" draw:id="id20" draw:layer="layout" svg:width="2.413cm" svg:height="1.143cm" svg:x="4.953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3" draw:layer="layout" svg:width="2.413cm" svg:height="1.143cm" svg:x="1.017cm" svg:y="12.89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3.429cm" svg:y="12.88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223cm" svg:y1="12.89cm" svg:x2="9.747cm" svg:y2="9.208cm" draw:start-shape="id23" draw:start-glue-point="0" draw:end-shape="id16" draw:end-glue-point="2" svg:d="m2223 12890 7524-3682">
          <text:p/>
        </draw:connector>
        <draw:custom-shape draw:style-name="gr1" draw:text-style-name="P3" draw:layer="layout" svg:width="6.35cm" svg:height="3.301cm" svg:x="9.779cm" svg:y="1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id="id25" draw:layer="layout" svg:width="2.222cm" svg:height="1.081cm" svg:x="11.811cm" svg:y="16.637cm">
          <text:p text:style-name="P2"><text:span text:style-name="T1">Bootstrap</text:span></text:p>
          <text:p text:style-name="P2"><text:span text:style-name="T1">classe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5" draw:id="id24" draw:layer="layout" svg:width="6.35cm" svg:height="0.953cm" svg:x="9.779cm" svg:y="14.286cm">
          <text:p text:style-name="P2"><text:span text:style-name="T1">JPPF Classload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2.954cm" svg:y1="15.239cm" svg:x2="12.922cm" svg:y2="16.637cm" draw:start-shape="id24" draw:start-glue-point="2" draw:end-shape="id25" svg:d="m12954 15239-32 1398">
          <text:p/>
        </draw:connector>
        <draw:custom-shape draw:style-name="gr14" draw:text-style-name="P5" draw:id="id27" draw:layer="layout" svg:width="2.413cm" svg:height="1.143cm" svg:x="13.716cm" svg:y="13.144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id="id26" draw:layer="layout" svg:width="2.413cm" svg:height="1.143cm" svg:x="9.779cm" svg:y="13.143cm">
          <text:p text:style-name="P2"><text:span text:style-name="T1">JPPF</text:span></text:p>
          <text:p text:style-name="P2"><text:span text:style-name="T1">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24cm" svg:height="1.143cm" svg:x="12.192cm" svg:y="13.144cm">
          <text:p text:style-name="P2"><text:span text:style-name="T1">. . .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0.985cm" svg:y1="13.143cm" svg:x2="9.747cm" svg:y2="9.208cm" draw:start-shape="id26" draw:start-glue-point="0" draw:end-shape="id16" draw:end-glue-point="2" svg:d="m10985 13143-1238-3935">
          <text:p/>
        </draw:connector>
        <draw:connector draw:style-name="gr18" draw:text-style-name="P1" draw:layer="layout" draw:type="line" svg:x1="14.922cm" svg:y1="13.144cm" svg:x2="9.747cm" svg:y2="9.208cm" draw:start-shape="id27" draw:start-glue-point="0" draw:end-shape="id16" draw:end-glue-point="2" svg:d="m14922 13144-5175-3936">
          <text:p/>
        </draw:connector>
        <draw:frame draw:style-name="gr11" draw:text-style-name="P9" draw:layer="layout" svg:width="1.651cm" svg:height="0.983cm" svg:x="7.747cm" svg:y="13.685cm">
          <draw:text-box>
            <text:p text:style-name="P2"><text:span text:style-name="T3">. . .</text:span></text:p>
          </draw:text-box>
        </draw:frame>
        <draw:line draw:style-name="gr10" draw:text-style-name="P1" draw:layer="layout" svg:x1="0.254cm" svg:y1="5.842cm" svg:x2="18.923cm" svg:y2="5.842cm">
          <text:p/>
        </draw:line>
        <draw:line draw:style-name="gr10" draw:text-style-name="P1" draw:layer="layout" svg:x1="0.381cm" svg:y1="11.239cm" svg:x2="18.606cm" svg:y2="11.239cm">
          <text:p/>
        </draw:line>
      </draw:page>
      <draw:page draw:name="page4" draw:style-name="dp1" draw:master-page-name="Default">
        <draw:rect draw:style-name="gr19" draw:text-style-name="P1" draw:id="id55" draw:layer="layout" svg:width="4.067cm" svg:height="1.397cm" svg:x="5.775cm" svg:y="18.034cm">
          <text:p/>
        </draw:rect>
        <draw:custom-shape draw:style-name="gr20" draw:text-style-name="P12" draw:id="id39" draw:layer="layout" svg:width="2.35cm" svg:height="1.905cm" svg:x="4.585cm" svg:y="3.859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34" draw:layer="layout" svg:width="2.35cm" svg:height="1.905cm" svg:x="10.838cm" svg:y="3.867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id="id29" draw:layer="layout" svg:width="2.35cm" svg:height="1.905cm" svg:x="7.463cm" svg:y="8.255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31" draw:layer="layout" svg:width="0.699cm" svg:height="0.699cm" svg:x="9.12cm" svg:y="12.3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2" draw:layer="layout" svg:width="0.699cm" svg:height="0.699cm" svg:x="10.138cm" svg:y="12.2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6" draw:layer="layout" svg:width="0.699cm" svg:height="0.699cm" svg:x="12.566cm" svg:y="1.7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7" draw:layer="layout" svg:width="0.699cm" svg:height="0.699cm" svg:x="13.634cm" svg:y="2.0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5" draw:layer="layout" svg:width="0.699cm" svg:height="0.699cm" svg:x="11.216cm" svg:y="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3" draw:layer="layout" svg:width="0.699cm" svg:height="0.699cm" svg:x="10.014cm" svg:y="2.0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1" draw:layer="layout" svg:width="0.699cm" svg:height="0.699cm" svg:x="6.015cm" svg:y="1.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0" draw:layer="layout" svg:width="0.699cm" svg:height="0.699cm" svg:x="4.852cm" svg:y="1.76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28" draw:layer="layout" svg:width="0.699cm" svg:height="0.699cm" svg:x="6.921cm" svg:y="12.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0" draw:layer="layout" svg:width="0.699cm" svg:height="0.699cm" svg:x="8.012cm" svg:y="12.32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38" draw:layer="layout" svg:width="0.699cm" svg:height="0.699cm" svg:x="3.686cm" svg:y="1.8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42" draw:layer="layout" svg:width="0.699cm" svg:height="0.699cm" svg:x="7.223cm" svg:y="1.8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7.517cm" svg:y1="12.311cm" svg:x2="8.638cm" svg:y2="10.16cm" draw:start-shape="id28" draw:start-glue-point="11" draw:end-shape="id29" draw:end-glue-point="2" svg:d="m7517 12311 1121-2151">
          <text:p/>
        </draw:connector>
        <draw:connector draw:style-name="gr22" draw:text-style-name="P1" draw:layer="layout" draw:type="line" svg:x1="8.361cm" svg:y1="12.322cm" svg:x2="8.638cm" svg:y2="10.16cm" draw:start-shape="id30" draw:start-glue-point="4" draw:end-shape="id29" draw:end-glue-point="2" svg:d="m8361 12322 277-2162">
          <text:p/>
        </draw:connector>
        <draw:connector draw:style-name="gr22" draw:text-style-name="P1" draw:layer="layout" draw:type="line" svg:x1="9.469cm" svg:y1="12.382cm" svg:x2="8.638cm" svg:y2="10.16cm" draw:start-shape="id31" draw:start-glue-point="4" draw:end-shape="id29" draw:end-glue-point="2" svg:d="m9469 12382-831-2222">
          <text:p/>
        </draw:connector>
        <draw:connector draw:style-name="gr22" draw:text-style-name="P1" draw:layer="layout" draw:type="line" svg:x1="10.239cm" svg:y1="12.326cm" svg:x2="8.638cm" svg:y2="10.16cm" draw:start-shape="id32" draw:start-glue-point="5" draw:end-shape="id29" draw:end-glue-point="2" svg:d="m10239 12326-1601-2166">
          <text:p/>
        </draw:connector>
        <draw:connector draw:style-name="gr22" draw:text-style-name="P1" draw:layer="layout" draw:type="line" svg:x1="10.61cm" svg:y1="2.693cm" svg:x2="12.013cm" svg:y2="3.867cm" draw:start-shape="id33" draw:start-glue-point="9" draw:end-shape="id34" draw:end-glue-point="0" svg:d="m10610 2693 1403 1174">
          <text:p/>
        </draw:connector>
        <draw:connector draw:style-name="gr22" draw:text-style-name="P1" draw:layer="layout" draw:type="line" svg:x1="11.565cm" svg:y1="2.499cm" svg:x2="12.013cm" svg:y2="3.867cm" draw:start-shape="id35" draw:start-glue-point="8" draw:end-shape="id34" draw:end-glue-point="0" svg:d="m11565 2499 448 1368">
          <text:p/>
        </draw:connector>
        <draw:connector draw:style-name="gr22" draw:text-style-name="P1" draw:layer="layout" draw:type="line" svg:x1="12.667cm" svg:y1="2.349cm" svg:x2="12.013cm" svg:y2="3.867cm" draw:start-shape="id36" draw:start-glue-point="7" draw:end-shape="id34" draw:end-glue-point="0" svg:d="m12667 2349-654 1518">
          <text:p/>
        </draw:connector>
        <draw:connector draw:style-name="gr22" draw:text-style-name="P1" draw:layer="layout" draw:type="line" svg:x1="13.735cm" svg:y1="2.668cm" svg:x2="12.013cm" svg:y2="3.867cm" draw:start-shape="id37" draw:start-glue-point="7" draw:end-shape="id34" draw:end-glue-point="0" svg:d="m13735 2668-1722 1199">
          <text:p/>
        </draw:connector>
        <draw:connector draw:style-name="gr22" draw:text-style-name="P1" draw:layer="layout" draw:type="line" svg:x1="4.282cm" svg:y1="2.439cm" svg:x2="5.76cm" svg:y2="3.859cm" draw:start-shape="id38" draw:start-glue-point="9" draw:end-shape="id39" draw:end-glue-point="0" svg:d="m4282 2439 1478 1420">
          <text:p/>
        </draw:connector>
        <draw:connector draw:style-name="gr22" draw:text-style-name="P1" draw:layer="layout" draw:type="line" svg:x1="5.201cm" svg:y1="2.46cm" svg:x2="5.76cm" svg:y2="3.859cm" draw:start-shape="id40" draw:start-glue-point="8" draw:end-shape="id39" draw:end-glue-point="0" svg:d="m5201 2460 559 1399">
          <text:p/>
        </draw:connector>
        <draw:connector draw:style-name="gr22" draw:text-style-name="P1" draw:layer="layout" draw:type="line" svg:x1="6.364cm" svg:y1="2.359cm" svg:x2="5.76cm" svg:y2="3.859cm" draw:start-shape="id41" draw:start-glue-point="8" draw:end-shape="id39" svg:d="m6364 2359-604 1500">
          <text:p/>
        </draw:connector>
        <draw:connector draw:style-name="gr22" draw:text-style-name="P1" draw:layer="layout" draw:type="line" svg:x1="7.324cm" svg:y1="2.399cm" svg:x2="5.76cm" svg:y2="3.859cm" draw:start-shape="id42" draw:start-glue-point="7" draw:end-shape="id39" draw:end-glue-point="0" svg:d="m7324 2399-1564 1460">
          <text:p/>
        </draw:connector>
        <draw:ellipse draw:style-name="gr23" draw:text-style-name="P3" draw:id="id43" draw:layer="layout" svg:width="1.651cm" svg:height="0.698cm" svg:x="0.381cm" svg:y="4.254cm">
          <text:p text:style-name="P2"><text:span text:style-name="T1">client</text:span></text:p>
        </draw:ellipse>
        <draw:ellipse draw:style-name="gr23" draw:text-style-name="P3" draw:id="id44" draw:layer="layout" svg:width="1.651cm" svg:height="0.698cm" svg:x="0.508cm" svg:y="5.46cm">
          <text:p text:style-name="P2"><text:span text:style-name="T1">client</text:span></text:p>
        </draw:ellipse>
        <draw:ellipse draw:style-name="gr23" draw:text-style-name="P3" draw:id="id45" draw:layer="layout" svg:width="1.651cm" svg:height="0.698cm" svg:x="3.873cm" svg:y="8.572cm">
          <text:p text:style-name="P2"><text:span text:style-name="T1">client</text:span></text:p>
        </draw:ellipse>
        <draw:ellipse draw:style-name="gr23" draw:text-style-name="P3" draw:id="id46" draw:layer="layout" svg:width="1.651cm" svg:height="0.698cm" svg:x="4cm" svg:y="9.906cm">
          <text:p text:style-name="P2"><text:span text:style-name="T1">client</text:span></text:p>
        </draw:ellipse>
        <draw:ellipse draw:style-name="gr23" draw:text-style-name="P3" draw:id="id47" draw:layer="layout" svg:width="1.651cm" svg:height="0.698cm" svg:x="14.859cm" svg:y="4.191cm">
          <text:p text:style-name="P2"><text:span text:style-name="T1">client</text:span></text:p>
        </draw:ellipse>
        <draw:ellipse draw:style-name="gr23" draw:text-style-name="P3" draw:id="id48" draw:layer="layout" svg:width="1.651cm" svg:height="0.698cm" svg:x="14.986cm" svg:y="5.588cm">
          <text:p text:style-name="P2"><text:span text:style-name="T1">client</text:span></text:p>
        </draw:ellipse>
        <draw:connector draw:style-name="gr22" draw:text-style-name="P1" draw:layer="layout" draw:type="line" svg:x1="2.032cm" svg:y1="4.603cm" svg:x2="4.585cm" svg:y2="4.811cm" draw:start-shape="id43" draw:start-glue-point="1" draw:end-shape="id39" draw:end-glue-point="3" svg:d="m2032 4603 2553 208">
          <text:p/>
        </draw:connector>
        <draw:connector draw:style-name="gr22" draw:text-style-name="P1" draw:layer="layout" draw:type="line" svg:x1="2.159cm" svg:y1="5.809cm" svg:x2="4.585cm" svg:y2="4.811cm" draw:start-shape="id44" draw:start-glue-point="1" draw:end-shape="id39" svg:d="m2159 5809 2426-998">
          <text:p/>
        </draw:connector>
        <draw:connector draw:style-name="gr22" draw:text-style-name="P1" draw:layer="layout" draw:type="line" svg:x1="5.76cm" svg:y1="5.764cm" svg:x2="8.638cm" svg:y2="8.255cm" draw:start-shape="id39" draw:start-glue-point="2" draw:end-shape="id29" draw:end-glue-point="0" svg:d="m5760 5764 2878 2491">
          <text:p/>
        </draw:connector>
        <draw:connector draw:style-name="gr22" draw:text-style-name="P1" draw:layer="layout" draw:type="line" svg:x1="8.638cm" svg:y1="8.255cm" svg:x2="12.013cm" svg:y2="5.772cm" draw:start-shape="id29" draw:start-glue-point="0" draw:end-shape="id34" draw:end-glue-point="2" svg:d="m8638 8255 3375-2483">
          <text:p/>
        </draw:connector>
        <draw:connector draw:style-name="gr22" draw:text-style-name="P1" draw:layer="layout" draw:type="line" svg:x1="6.935cm" svg:y1="4.811cm" svg:x2="10.838cm" svg:y2="4.819cm" draw:start-shape="id39" draw:start-glue-point="1" draw:end-shape="id34" draw:end-glue-point="3" svg:d="m6935 4811 3903 8">
          <text:p/>
        </draw:connector>
        <draw:connector draw:style-name="gr22" draw:text-style-name="P1" draw:layer="layout" draw:type="line" svg:x1="5.524cm" svg:y1="8.921cm" svg:x2="7.463cm" svg:y2="9.207cm" draw:start-shape="id45" draw:start-glue-point="1" draw:end-shape="id29" draw:end-glue-point="3" svg:d="m5524 8921 1939 286">
          <text:p/>
        </draw:connector>
        <draw:connector draw:style-name="gr22" draw:text-style-name="P1" draw:layer="layout" draw:type="line" svg:x1="5.651cm" svg:y1="10.255cm" svg:x2="7.463cm" svg:y2="9.207cm" draw:start-shape="id46" draw:start-glue-point="1" draw:end-shape="id29" svg:d="m5651 10255 1812-1048">
          <text:p/>
        </draw:connector>
        <draw:connector draw:style-name="gr22" draw:text-style-name="P1" draw:layer="layout" draw:type="line" svg:x1="14.859cm" svg:y1="4.54cm" svg:x2="13.188cm" svg:y2="4.819cm" draw:start-shape="id47" draw:start-glue-point="3" draw:end-shape="id34" draw:end-glue-point="1" svg:d="m14859 4540-1671 279">
          <text:p/>
        </draw:connector>
        <draw:connector draw:style-name="gr22" draw:text-style-name="P1" draw:layer="layout" draw:type="line" svg:x1="14.986cm" svg:y1="5.937cm" svg:x2="13.188cm" svg:y2="4.819cm" draw:start-shape="id48" draw:start-glue-point="3" draw:end-shape="id34" svg:d="m14986 5937-1798-1118">
          <text:p/>
        </draw:connector>
        <draw:frame draw:style-name="gr11" draw:text-style-name="P8" draw:layer="layout" svg:width="1.842cm" svg:height="0.758cm" svg:x="4.699cm" svg:y="0.639cm">
          <draw:text-box>
            <text:p text:style-name="P6"><text:span text:style-name="T1">Nodes</text:span></text:p>
          </draw:text-box>
        </draw:frame>
        <draw:frame draw:style-name="gr11" draw:text-style-name="P8" draw:layer="layout" svg:width="1.842cm" svg:height="0.758cm" svg:x="11.112cm" svg:y="0.639cm">
          <draw:text-box>
            <text:p text:style-name="P6"><text:span text:style-name="T1">Nodes</text:span></text:p>
          </draw:text-box>
        </draw:frame>
        <draw:frame draw:style-name="gr11" draw:text-style-name="P8" draw:layer="layout" svg:width="1.842cm" svg:height="0.758cm" svg:x="7.937cm" svg:y="13.339cm">
          <draw:text-box>
            <text:p text:style-name="P6"><text:span text:style-name="T1">Nodes</text:span></text:p>
          </draw:text-box>
        </draw:frame>
        <draw:custom-shape draw:style-name="gr20" draw:text-style-name="P13" draw:id="id50" draw:layer="layout" svg:width="2.35cm" svg:height="1.905cm" svg:x="6.663cm" svg:y="15.443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id="id52" draw:layer="layout" svg:width="0.699cm" svg:height="0.699cm" svg:x="8.838cm" svg:y="18.396cm">
          <text:p text:style-name="P1"><text:span text:style-name="T7">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4" draw:id="id49" draw:layer="layout" svg:width="0.699cm" svg:height="0.699cm" svg:x="6.121cm" svg:y="18.3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51" draw:layer="layout" svg:width="0.699cm" svg:height="0.699cm" svg:x="7.212cm" svg:y="18.3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6.717cm" svg:y1="18.497cm" svg:x2="7.838cm" svg:y2="17.348cm" draw:start-shape="id49" draw:start-glue-point="11" draw:end-shape="id50" draw:end-glue-point="2" svg:d="m6717 18497 1121-1149">
          <text:p/>
        </draw:connector>
        <draw:connector draw:style-name="gr22" draw:text-style-name="P1" draw:layer="layout" draw:type="line" svg:x1="7.561cm" svg:y1="18.396cm" svg:x2="7.838cm" svg:y2="17.348cm" draw:start-shape="id51" draw:start-glue-point="4" draw:end-shape="id50" draw:end-glue-point="2" svg:d="m7561 18396 277-1048">
          <text:p/>
        </draw:connector>
        <draw:connector draw:style-name="gr22" draw:text-style-name="P1" draw:layer="layout" draw:type="line" svg:x1="8.939cm" svg:y1="18.497cm" svg:x2="7.838cm" svg:y2="17.348cm" draw:start-shape="id52" draw:start-glue-point="5" draw:end-shape="id50" draw:end-glue-point="2" svg:d="m8939 18497-1101-1149">
          <text:p/>
        </draw:connector>
        <draw:ellipse draw:style-name="gr23" draw:text-style-name="P3" draw:id="id53" draw:layer="layout" svg:width="1.651cm" svg:height="1.326cm" svg:x="3.173cm" svg:y="15.732cm">
          <text:p text:style-name="P2"><text:span text:style-name="T1">JPPF</text:span></text:p>
          <text:p text:style-name="P2"><text:span text:style-name="T1">client</text:span></text:p>
        </draw:ellipse>
        <draw:connector draw:style-name="gr25" draw:text-style-name="P15" draw:layer="layout" draw:type="line" svg:x1="4.824cm" svg:y1="16.395cm" svg:x2="6.663cm" svg:y2="16.395cm" draw:start-shape="id53" draw:start-glue-point="1" draw:end-shape="id50" draw:end-glue-point="3" svg:d="m4824 16395h1839">
          <text:p text:style-name="P1"><text:span text:style-name="T8">trade</text:span></text:p>
          <text:p text:style-name="P1"><text:span text:style-name="T8">computation</text:span></text:p>
        </draw:connector>
        <draw:frame draw:style-name="gr26" draw:text-style-name="P8" draw:layer="layout" svg:width="2.979cm" svg:height="0.758cm" svg:x="6.368cm" svg:y="19.539cm">
          <draw:text-box>
            <text:p text:style-name="P6"><text:span text:style-name="T1">JPPF Nodes</text:span></text:p>
          </draw:text-box>
        </draw:frame>
        <draw:custom-shape draw:style-name="gr27" draw:text-style-name="P16" draw:id="id54" draw:layer="layout" svg:width="2.794cm" svg:height="2.159cm" svg:x="0.74cm" svg:y="17.653cm">
          <text:p text:style-name="P1"><text:span text:style-name="T9">Ticker</text:span></text:p>
          <text:p text:style-name="P1"><text:span text:style-name="T10">(market ev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7" draw:layer="layout" draw:type="line" svg:x1="2.137cm" svg:y1="17.653cm" svg:x2="3.173cm" svg:y2="16.395cm" draw:start-shape="id54" draw:start-glue-point="0" draw:end-shape="id53" draw:end-glue-point="3" svg:d="m2137 17653 1036-1258">
          <text:p/>
        </draw:connector>
        <draw:connector draw:style-name="gr28" draw:text-style-name="P1" draw:layer="layout" draw:type="line" svg:x1="3.534cm" svg:y1="18.732cm" svg:x2="5.775cm" svg:y2="18.732cm" draw:start-shape="id54" draw:start-glue-point="1" draw:end-shape="id55" draw:end-glue-point="3" svg:d="m3534 18732h2241">
          <text:p/>
        </draw:connector>
        <draw:frame draw:style-name="gr29" draw:text-style-name="P15" draw:layer="layout" svg:width="1.641cm" svg:height="0.603cm" draw:transform="rotate (0.89011791851694) translate (1.614cm 17.512cm)">
          <draw:text-box>
            <text:p text:style-name="P1"><text:span text:style-name="T11">updates</text:span></text:p>
          </draw:text-box>
        </draw:frame>
        <draw:frame draw:style-name="gr30" draw:text-style-name="P15" draw:layer="layout" svg:width="1.641cm" svg:height="0.603cm" svg:x="3.488cm" svg:y="18.212cm">
          <draw:text-box>
            <text:p text:style-name="P1"><text:span text:style-name="T11">updates</text:span></text:p>
          </draw:text-box>
        </draw:frame>
        <draw:frame draw:style-name="gr31" draw:text-style-name="P18" draw:layer="layout" svg:width="1.035cm" svg:height="0.983cm" svg:x="7.84cm" svg:y="18.163cm">
          <draw:text-box>
            <text:p><text:span text:style-name="T12">...</text:span></text:p>
          </draw:text-box>
        </draw:frame>
      </draw:page>
      <draw:page draw:name="page5" draw:style-name="dp1" draw:master-page-name="Default">
        <draw:custom-shape draw:style-name="gr32" draw:text-style-name="P19" draw:layer="layout" svg:width="3.112cm" svg:height="4.826cm" svg:x="0.698cm" svg:y="0.762cm">
          <text:p text:style-name="P1"><text:span text:style-name="T13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id="id56" draw:layer="layout" svg:width="1.686cm" svg:height="0.889cm" svg:x="1.362cm" svg:y="1.232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8" draw:layer="layout" svg:width="1.686cm" svg:height="0.889cm" svg:x="1.362cm" svg:y="2.0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59" draw:layer="layout" svg:width="1.686cm" svg:height="0.889cm" svg:x="1.362cm" svg:y="2.8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0" draw:id="id61" draw:layer="layout" svg:width="1.686cm" svg:height="0.889cm" svg:x="1.362cm" svg:y="3.633cm">
          <text:p text:style-name="P1"><text:span text:style-name="T14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57" draw:layer="layout" svg:width="2.222cm" svg:height="0.825cm" svg:x="5.969cm" svg:y="1.27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1.675cm" svg:x2="5.969cm" svg:y2="1.682cm" draw:start-shape="id56" draw:start-glue-point="8" draw:end-shape="id57" draw:end-glue-point="6" svg:d="m3048 1675h1563v7h1358">
          <text:p/>
        </draw:connector>
        <draw:custom-shape draw:style-name="gr34" draw:text-style-name="P21" draw:id="id60" draw:layer="layout" svg:width="2.222cm" svg:height="0.825cm" svg:x="5.969cm" svg:y="2.5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62" draw:layer="layout" svg:width="2.222cm" svg:height="0.825cm" svg:x="5.969cm" svg:y="3.671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3.048cm" svg:y1="2.476cm" svg:x2="5.969cm" svg:y2="1.682cm" draw:start-shape="id58" draw:start-glue-point="8" draw:end-shape="id57" svg:d="m3048 2476h1563v-794h1358">
          <text:p/>
        </draw:connector>
        <draw:connector draw:style-name="gr35" draw:text-style-name="P1" draw:layer="layout" draw:type="line" svg:x1="3.048cm" svg:y1="3.276cm" svg:x2="5.969cm" svg:y2="2.983cm" draw:start-shape="id59" draw:start-glue-point="8" draw:end-shape="id60" draw:end-glue-point="6" svg:d="m3048 3276 2921-293">
          <text:p/>
        </draw:connector>
        <draw:connector draw:style-name="gr35" draw:text-style-name="P1" draw:layer="layout" draw:type="line" svg:x1="3.048cm" svg:y1="4.076cm" svg:x2="5.969cm" svg:y2="4.083cm" draw:start-shape="id61" draw:start-glue-point="8" draw:end-shape="id62" draw:end-glue-point="6" svg:d="m3048 4076 2921 7">
          <text:p/>
        </draw:connector>
        <draw:frame draw:style-name="gr36" draw:text-style-name="P22" draw:layer="layout" svg:width="3.876cm" svg:height="0.818cm" svg:x="4.191cm" svg:y="4.699cm">
          <draw:text-box>
            <text:p><text:span text:style-name="T15">PARALLELIZE</text:span></text:p>
          </draw:text-box>
        </draw:frame>
        <draw:custom-shape draw:style-name="gr37" draw:text-style-name="P12" draw:id="id73" draw:layer="layout" svg:width="1.421cm" svg:height="1.152cm" svg:x="11.323cm" svg:y="2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8" draw:layer="layout" svg:width="1.42cm" svg:height="1.152cm" svg:x="13.484cm" svg:y="2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id="id64" draw:layer="layout" svg:width="1.421cm" svg:height="1.151cm" svg:x="11.323cm" svg:y="4.2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id="id65" draw:layer="layout" svg:width="0.422cm" svg:height="0.423cm" svg:x="14.461cm" svg:y="5.38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6" draw:layer="layout" svg:width="0.422cm" svg:height="0.423cm" svg:x="14.461cm" svg:y="4.29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0" draw:layer="layout" svg:width="0.423cm" svg:height="0.423cm" svg:x="15.342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1" draw:layer="layout" svg:width="0.422cm" svg:height="0.423cm" svg:x="15.98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9" draw:layer="layout" svg:width="0.422cm" svg:height="0.423cm" svg:x="14.526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7" draw:layer="layout" svg:width="0.423cm" svg:height="0.423cm" svg:x="13.79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5" draw:layer="layout" svg:width="0.423cm" svg:height="0.423cm" svg:x="12.167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4" draw:layer="layout" svg:width="0.423cm" svg:height="0.423cm" svg:x="11.464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63" draw:layer="layout" svg:width="0.422cm" svg:height="0.423cm" svg:x="14.461cm" svg:y="4.81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2" draw:layer="layout" svg:width="0.423cm" svg:height="0.423cm" svg:x="10.759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1" draw:text-style-name="P1" draw:id="id76" draw:layer="layout" svg:width="0.422cm" svg:height="0.423cm" svg:x="12.898cm" svg:y="1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14.461cm" svg:y1="5.029cm" svg:x2="12.744cm" svg:y2="4.789cm" draw:start-shape="id63" draw:start-glue-point="6" draw:end-shape="id64" draw:end-glue-point="1" svg:d="m14461 5029-1717-240">
          <text:p/>
        </draw:connector>
        <draw:connector draw:style-name="gr22" draw:text-style-name="P1" draw:layer="layout" draw:type="line" svg:x1="14.521cm" svg:y1="5.443cm" svg:x2="12.744cm" svg:y2="4.789cm" draw:start-shape="id65" draw:start-glue-point="5" draw:end-shape="id64" draw:end-glue-point="1" svg:d="m14521 5443-1777-654">
          <text:p/>
        </draw:connector>
        <draw:connector draw:style-name="gr22" draw:text-style-name="P1" draw:layer="layout" draw:type="line" svg:x1="14.461cm" svg:y1="4.502cm" svg:x2="12.744cm" svg:y2="4.789cm" draw:start-shape="id66" draw:start-glue-point="6" draw:end-shape="id64" draw:end-glue-point="1" svg:d="m14461 4502-1717 287">
          <text:p/>
        </draw:connector>
        <draw:connector draw:style-name="gr22" draw:text-style-name="P1" draw:layer="layout" draw:type="line" svg:x1="14.01cm" svg:y1="1.516cm" svg:x2="14.194cm" svg:y2="2.341cm" draw:start-shape="id67" draw:start-glue-point="8" draw:end-shape="id68" draw:end-glue-point="0" svg:d="m14010 1516 184 825">
          <text:p/>
        </draw:connector>
        <draw:connector draw:style-name="gr22" draw:text-style-name="P1" draw:layer="layout" draw:type="line" svg:x1="14.736cm" svg:y1="1.516cm" svg:x2="14.194cm" svg:y2="2.341cm" draw:start-shape="id69" draw:start-glue-point="8" draw:end-shape="id68" draw:end-glue-point="0" svg:d="m14736 1516-542 825">
          <text:p/>
        </draw:connector>
        <draw:connector draw:style-name="gr22" draw:text-style-name="P1" draw:layer="layout" draw:type="line" svg:x1="15.403cm" svg:y1="1.453cm" svg:x2="14.194cm" svg:y2="2.341cm" draw:start-shape="id70" draw:start-glue-point="7" draw:end-shape="id68" draw:end-glue-point="0" svg:d="m15403 1453-1209 888">
          <text:p/>
        </draw:connector>
        <draw:connector draw:style-name="gr22" draw:text-style-name="P1" draw:layer="layout" draw:type="line" svg:x1="16.048cm" svg:y1="1.453cm" svg:x2="14.194cm" svg:y2="2.341cm" draw:start-shape="id71" draw:start-glue-point="7" draw:end-shape="id68" draw:end-glue-point="0" svg:d="m16048 1453-1854 888">
          <text:p/>
        </draw:connector>
        <draw:connector draw:style-name="gr22" draw:text-style-name="P1" draw:layer="layout" draw:type="line" svg:x1="11.119cm" svg:y1="1.453cm" svg:x2="12.033cm" svg:y2="2.342cm" draw:start-shape="id72" draw:start-glue-point="9" draw:end-shape="id73" draw:end-glue-point="0" svg:d="m11119 1453 914 889">
          <text:p/>
        </draw:connector>
        <draw:connector draw:style-name="gr22" draw:text-style-name="P1" draw:layer="layout" draw:type="line" svg:x1="11.675cm" svg:y1="1.516cm" svg:x2="12.033cm" svg:y2="2.342cm" draw:start-shape="id74" draw:start-glue-point="8" draw:end-shape="id73" draw:end-glue-point="0" svg:d="m11675 1516 358 826">
          <text:p/>
        </draw:connector>
        <draw:connector draw:style-name="gr22" draw:text-style-name="P1" draw:layer="layout" draw:type="line" svg:x1="12.378cm" svg:y1="1.516cm" svg:x2="12.033cm" svg:y2="2.342cm" draw:start-shape="id75" draw:start-glue-point="8" draw:end-shape="id73" svg:d="m12378 1516-345 826">
          <text:p/>
        </draw:connector>
        <draw:connector draw:style-name="gr22" draw:text-style-name="P1" draw:layer="layout" draw:type="line" svg:x1="12.958cm" svg:y1="1.453cm" svg:x2="12.033cm" svg:y2="2.342cm" draw:start-shape="id76" draw:start-glue-point="7" draw:end-shape="id73" draw:end-glue-point="0" svg:d="m12958 1453-925 889">
          <text:p/>
        </draw:connector>
        <draw:ellipse draw:style-name="gr38" draw:text-style-name="P5" draw:id="id77" draw:layer="layout" svg:width="0.998cm" svg:height="0.422cm" svg:x="9.646cm" svg:y="2.581cm">
          <text:p/>
        </draw:ellipse>
        <draw:ellipse draw:style-name="gr38" draw:text-style-name="P5" draw:id="id78" draw:layer="layout" svg:width="0.998cm" svg:height="0.422cm" svg:x="9.646cm" svg:y="3.31cm">
          <text:p/>
        </draw:ellipse>
        <draw:ellipse draw:style-name="gr38" draw:text-style-name="P5" draw:id="id79" draw:layer="layout" svg:width="0.998cm" svg:height="0.422cm" svg:x="9.723cm" svg:y="4.405cm">
          <text:p/>
        </draw:ellipse>
        <draw:ellipse draw:style-name="gr38" draw:text-style-name="P5" draw:id="id80" draw:layer="layout" svg:width="0.998cm" svg:height="0.422cm" svg:x="9.723cm" svg:y="5.212cm">
          <text:p/>
        </draw:ellipse>
        <draw:ellipse draw:style-name="gr38" draw:text-style-name="P5" draw:id="id81" draw:layer="layout" svg:width="0.998cm" svg:height="0.422cm" svg:x="15.568cm" svg:y="2.198cm">
          <text:p/>
        </draw:ellipse>
        <draw:ellipse draw:style-name="gr38" draw:text-style-name="P5" draw:id="id82" draw:layer="layout" svg:width="0.998cm" svg:height="0.422cm" svg:x="15.568cm" svg:y="3.157cm">
          <text:p/>
        </draw:ellipse>
        <draw:connector draw:style-name="gr39" draw:text-style-name="P1" draw:layer="layout" draw:type="line" svg:x1="10.644cm" svg:y1="2.792cm" svg:x2="11.323cm" svg:y2="2.918cm" draw:start-shape="id77" draw:start-glue-point="1" draw:end-shape="id73" draw:end-glue-point="3" svg:d="m10644 2792 679 126">
          <text:p/>
        </draw:connector>
        <draw:connector draw:style-name="gr39" draw:text-style-name="P1" draw:layer="layout" draw:type="line" svg:x1="10.644cm" svg:y1="3.521cm" svg:x2="11.323cm" svg:y2="2.918cm" draw:start-shape="id78" draw:start-glue-point="1" draw:end-shape="id73" svg:d="m10644 3521 679-603">
          <text:p/>
        </draw:connector>
        <draw:connector draw:style-name="gr40" draw:text-style-name="P1" draw:layer="layout" draw:type="line" svg:x1="12.033cm" svg:y1="3.494cm" svg:x2="12.033cm" svg:y2="4.214cm" draw:start-shape="id73" draw:start-glue-point="2" draw:end-shape="id64" draw:end-glue-point="0" svg:d="m12033 3494v720">
          <text:p/>
        </draw:connector>
        <draw:connector draw:style-name="gr40" draw:text-style-name="P1" draw:layer="layout" draw:type="line" svg:x1="12.033cm" svg:y1="4.214cm" svg:x2="14.194cm" svg:y2="3.493cm" draw:start-shape="id64" draw:start-glue-point="0" draw:end-shape="id68" draw:end-glue-point="2" svg:d="m12033 4214 2161-721">
          <text:p/>
        </draw:connector>
        <draw:connector draw:style-name="gr40" draw:text-style-name="P1" draw:layer="layout" draw:type="line" svg:x1="12.744cm" svg:y1="2.918cm" svg:x2="13.484cm" svg:y2="2.917cm" draw:start-shape="id73" draw:start-glue-point="1" draw:end-shape="id68" draw:end-glue-point="3" svg:d="m12744 2918 740-1">
          <text:p/>
        </draw:connector>
        <draw:connector draw:style-name="gr39" draw:text-style-name="P1" draw:layer="layout" draw:type="line" svg:x1="10.721cm" svg:y1="4.616cm" svg:x2="11.323cm" svg:y2="4.789cm" draw:start-shape="id79" draw:start-glue-point="1" draw:end-shape="id64" draw:end-glue-point="3" svg:d="m10721 4616 602 173">
          <text:p/>
        </draw:connector>
        <draw:connector draw:style-name="gr39" draw:text-style-name="P1" draw:layer="layout" draw:type="line" svg:x1="10.721cm" svg:y1="5.423cm" svg:x2="11.323cm" svg:y2="4.789cm" draw:start-shape="id80" draw:start-glue-point="1" draw:end-shape="id64" svg:d="m10721 5423 602-634">
          <text:p/>
        </draw:connector>
        <draw:connector draw:style-name="gr39" draw:text-style-name="P1" draw:layer="layout" draw:type="line" svg:x1="15.568cm" svg:y1="2.409cm" svg:x2="14.904cm" svg:y2="2.917cm" draw:start-shape="id81" draw:start-glue-point="3" draw:end-shape="id68" draw:end-glue-point="1" svg:d="m15568 2409-664 508">
          <text:p/>
        </draw:connector>
        <draw:connector draw:style-name="gr39" draw:text-style-name="P1" draw:layer="layout" draw:type="line" svg:x1="15.568cm" svg:y1="3.368cm" svg:x2="14.904cm" svg:y2="2.917cm" draw:start-shape="id82" draw:start-glue-point="3" draw:end-shape="id68" svg:d="m15568 3368-664-451">
          <text:p/>
        </draw:connector>
        <draw:connector draw:style-name="gr39" draw:text-style-name="P1" draw:layer="layout" draw:type="line" svg:x1="10.222cm" svg:y1="4.405cm" svg:x2="12.033cm" svg:y2="3.494cm" draw:start-shape="id79" draw:start-glue-point="0" draw:end-shape="id73" draw:end-glue-point="2" svg:d="m10222 4405 1811-911">
          <text:p/>
        </draw:connector>
        <draw:connector draw:style-name="gr39" draw:text-style-name="P1" draw:layer="layout" draw:type="line" svg:x1="15.568cm" svg:y1="3.368cm" svg:x2="12.744cm" svg:y2="4.789cm" draw:start-shape="id82" draw:start-glue-point="3" draw:end-shape="id64" draw:end-glue-point="1" svg:d="m15568 3368-2824 1421">
          <text:p/>
        </draw:connector>
        <draw:frame draw:style-name="gr41" draw:text-style-name="P22" draw:layer="layout" svg:width="2.213cm" svg:height="0.818cm" svg:x="15.024cm" svg:y="5.034cm">
          <draw:text-box>
            <text:p><text:span text:style-name="T15">SCALE</text:span></text:p>
          </draw:text-box>
        </draw:frame>
        <draw:custom-shape draw:style-name="gr42" draw:text-style-name="P19" draw:layer="layout" svg:width="2.476cm" svg:height="2.709cm" svg:x="0.635cm" svg:y="6.5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id="id83" draw:layer="layout" svg:width="1.686cm" svg:height="0.499cm" svg:x="0.982cm" svg:y="6.817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5" draw:layer="layout" svg:width="1.686cm" svg:height="0.499cm" svg:x="0.982cm" svg:y="7.26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6" draw:layer="layout" svg:width="1.686cm" svg:height="0.499cm" svg:x="0.982cm" svg:y="7.716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3" draw:id="id88" draw:layer="layout" svg:width="1.686cm" svg:height="0.499cm" svg:x="0.982cm" svg:y="8.165cm">
          <text:p text:style-name="P1"><text:span text:style-name="T16">Task</text:span></text:p>
          <draw:enhanced-geometry svg:viewBox="0 0 88 21600" draw:mirror-horizontal="false" draw:mirror-vertical="false" draw:glue-points="44 ?f6 44 0 0 10800 44 21600 88 10800" draw:text-areas="0 ?f6 88 ?f3" draw:type="can" draw:modifiers="3355.868150325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19" draw:id="id84" draw:layer="layout" svg:width="2.222cm" svg:height="0.463cm" svg:x="3.989cm" svg:y="6.83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066cm" svg:x2="3.989cm" svg:y2="7.068cm" draw:start-shape="id83" draw:start-glue-point="8" draw:end-shape="id84" draw:end-glue-point="6" svg:d="m2668 7066h763v2h558">
          <text:p/>
        </draw:connector>
        <draw:custom-shape draw:style-name="gr34" draw:text-style-name="P21" draw:id="id87" draw:layer="layout" svg:width="2.222cm" svg:height="0.464cm" svg:x="3.989cm" svg:y="7.568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id="id89" draw:layer="layout" svg:width="2.222cm" svg:height="0.463cm" svg:x="3.989cm" svg:y="8.186cm">
          <text:p text:style-name="P1"><text:span text:style-name="T13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2.668cm" svg:y1="7.515cm" svg:x2="3.989cm" svg:y2="7.069cm" draw:start-shape="id85" draw:start-glue-point="8" draw:end-shape="id84" svg:d="m2668 7515h763v-446h558">
          <text:p/>
        </draw:connector>
        <draw:connector draw:style-name="gr35" draw:text-style-name="P1" draw:layer="layout" draw:type="line" svg:x1="2.668cm" svg:y1="7.965cm" svg:x2="3.989cm" svg:y2="7.799cm" draw:start-shape="id86" draw:start-glue-point="8" draw:end-shape="id87" draw:end-glue-point="6" svg:d="m2668 7965 1321-166">
          <text:p/>
        </draw:connector>
        <draw:connector draw:style-name="gr35" draw:text-style-name="P1" draw:layer="layout" draw:type="line" svg:x1="2.668cm" svg:y1="8.414cm" svg:x2="3.989cm" svg:y2="8.416cm" draw:start-shape="id88" draw:start-glue-point="8" draw:end-shape="id89" draw:end-glue-point="6" svg:d="m2668 8414 1321 2">
          <text:p/>
        </draw:connector>
        <draw:custom-shape draw:style-name="gr43" draw:text-style-name="P12" draw:id="id95" draw:layer="layout" svg:width="1.078cm" svg:height="0.826cm" svg:x="2.267cm" svg:y="11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91" draw:layer="layout" svg:width="1.041cm" svg:height="0.838cm" svg:x="5.285cm" svg:y="11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93" draw:layer="layout" svg:width="0.423cm" svg:height="0.423cm" svg:x="7.143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2" draw:layer="layout" svg:width="0.422cm" svg:height="0.423cm" svg:x="6.327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0" draw:layer="layout" svg:width="0.423cm" svg:height="0.423cm" svg:x="5.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7" draw:layer="layout" svg:width="0.423cm" svg:height="0.423cm" svg:x="2.768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6" draw:layer="layout" svg:width="0.423cm" svg:height="0.423cm" svg:x="2.065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94" draw:layer="layout" svg:width="0.423cm" svg:height="0.423cm" svg:x="1.36cm" svg:y="10.1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11cm" svg:y1="10.616cm" svg:x2="5.805cm" svg:y2="11.441cm" draw:start-shape="id90" draw:start-glue-point="8" draw:end-shape="id91" draw:end-glue-point="0" svg:d="m5811 10616-6 825">
          <text:p/>
        </draw:connector>
        <draw:connector draw:style-name="gr45" draw:text-style-name="P1" draw:layer="layout" draw:type="line" svg:x1="6.537cm" svg:y1="10.616cm" svg:x2="5.805cm" svg:y2="11.441cm" draw:start-shape="id92" draw:start-glue-point="8" draw:end-shape="id91" draw:end-glue-point="0" svg:d="m6537 10616-732 825">
          <text:p/>
        </draw:connector>
        <draw:connector draw:style-name="gr45" draw:text-style-name="P1" draw:layer="layout" draw:type="line" svg:x1="7.204cm" svg:y1="10.553cm" svg:x2="5.805cm" svg:y2="11.441cm" draw:start-shape="id93" draw:start-glue-point="7" draw:end-shape="id91" draw:end-glue-point="0" svg:d="m7204 10553-1399 888">
          <text:p/>
        </draw:connector>
        <draw:connector draw:style-name="gr45" draw:text-style-name="P1" draw:layer="layout" draw:type="line" svg:x1="1.72cm" svg:y1="10.553cm" svg:x2="2.806cm" svg:y2="11.442cm" draw:start-shape="id94" draw:start-glue-point="9" draw:end-shape="id95" draw:end-glue-point="0" svg:d="m1720 10553 1086 889">
          <text:p/>
        </draw:connector>
        <draw:connector draw:style-name="gr45" draw:text-style-name="P1" draw:layer="layout" draw:type="line" svg:x1="2.276cm" svg:y1="10.616cm" svg:x2="2.806cm" svg:y2="11.442cm" draw:start-shape="id96" draw:start-glue-point="8" draw:end-shape="id95" draw:end-glue-point="0" svg:d="m2276 10616 530 826">
          <text:p/>
        </draw:connector>
        <draw:connector draw:style-name="gr45" draw:text-style-name="P1" draw:layer="layout" draw:type="line" svg:x1="2.979cm" svg:y1="10.616cm" svg:x2="2.806cm" svg:y2="11.442cm" draw:start-shape="id97" draw:start-glue-point="8" draw:end-shape="id95" svg:d="m2979 10616-173 826">
          <text:p/>
        </draw:connector>
        <draw:ellipse draw:style-name="gr46" draw:text-style-name="P5" draw:id="id98" draw:layer="layout" svg:width="0.998cm" svg:height="0.422cm" svg:x="0.647cm" svg:y="11.281cm">
          <text:p/>
        </draw:ellipse>
        <draw:ellipse draw:style-name="gr46" draw:text-style-name="P5" draw:id="id99" draw:layer="layout" svg:width="0.998cm" svg:height="0.422cm" svg:x="0.647cm" svg:y="12.01cm">
          <text:p/>
        </draw:ellipse>
        <draw:ellipse draw:style-name="gr46" draw:text-style-name="P5" draw:id="id100" draw:layer="layout" svg:width="0.998cm" svg:height="0.422cm" svg:x="6.669cm" svg:y="11.198cm">
          <text:p/>
        </draw:ellipse>
        <draw:ellipse draw:style-name="gr46" draw:text-style-name="P5" draw:id="id101" draw:layer="layout" svg:width="0.998cm" svg:height="0.422cm" svg:x="6.669cm" svg:y="11.857cm">
          <text:p/>
        </draw:ellipse>
        <draw:connector draw:style-name="gr45" draw:text-style-name="P1" draw:layer="layout" draw:type="line" svg:x1="1.645cm" svg:y1="11.492cm" svg:x2="2.267cm" svg:y2="11.855cm" draw:start-shape="id98" draw:start-glue-point="1" draw:end-shape="id95" draw:end-glue-point="3" svg:d="m1645 11492 622 363">
          <text:p/>
        </draw:connector>
        <draw:connector draw:style-name="gr45" draw:text-style-name="P1" draw:layer="layout" draw:type="line" svg:x1="1.645cm" svg:y1="12.221cm" svg:x2="2.267cm" svg:y2="11.855cm" draw:start-shape="id99" draw:start-glue-point="1" draw:end-shape="id95" svg:d="m1645 12221 622-366">
          <text:p/>
        </draw:connector>
        <draw:connector draw:style-name="gr45" draw:text-style-name="P1" draw:layer="layout" draw:type="line" svg:x1="6.669cm" svg:y1="11.409cm" svg:x2="6.326cm" svg:y2="11.86cm" draw:start-shape="id100" draw:start-glue-point="3" draw:end-shape="id91" draw:end-glue-point="1" svg:d="m6669 11409-343 451">
          <text:p/>
        </draw:connector>
        <draw:connector draw:style-name="gr45" draw:text-style-name="P1" draw:layer="layout" draw:type="line" svg:x1="6.669cm" svg:y1="12.068cm" svg:x2="6.326cm" svg:y2="11.86cm" draw:start-shape="id101" draw:start-glue-point="3" draw:end-shape="id91" svg:d="m6669 12068-343-208">
          <text:p/>
        </draw:connector>
        <draw:frame draw:style-name="gr41" draw:text-style-name="P22" draw:layer="layout" svg:width="2.213cm" svg:height="0.818cm" svg:x="9.254cm" svg:y="10.869cm">
          <draw:text-box>
            <text:p><text:span text:style-name="T15">SCALE</text:span></text:p>
          </draw:text-box>
        </draw:frame>
        <draw:frame draw:style-name="gr26" draw:text-style-name="P1" draw:layer="layout" svg:width="1.594cm" svg:height="0.758cm" svg:x="1.079cm" svg:y="8.754cm">
          <draw:text-box>
            <text:p text:style-name="P1"><text:span text:style-name="T13">Server</text:span></text:p>
          </draw:text-box>
        </draw:frame>
        <draw:frame draw:style-name="gr36" draw:text-style-name="P22" draw:layer="layout" svg:width="3.876cm" svg:height="0.818cm" svg:x="6.61cm" svg:y="7.39cm">
          <draw:text-box>
            <text:p><text:span text:style-name="T15">PARALLELIZE</text:span></text:p>
          </draw:text-box>
        </draw:frame>
        <draw:custom-shape draw:style-name="gr43" draw:text-style-name="P12" draw:id="id103" draw:layer="layout" svg:width="1.078cm" svg:height="0.826cm" svg:x="3.768cm" svg:y="11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4" draw:layer="layout" svg:width="0.423cm" svg:height="0.423cm" svg:x="4.069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2" draw:layer="layout" svg:width="0.423cm" svg:height="0.423cm" svg:x="3.366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5" draw:layer="layout" svg:width="0.422cm" svg:height="0.423cm" svg:x="5cm" svg:y="10.19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726cm" svg:y1="10.554cm" svg:x2="4.307cm" svg:y2="11.443cm" draw:start-shape="id102" draw:start-glue-point="9" draw:end-shape="id103" draw:end-glue-point="0" svg:d="m3726 10554 581 889">
          <text:p/>
        </draw:connector>
        <draw:connector draw:style-name="gr45" draw:text-style-name="P1" draw:layer="layout" draw:type="line" svg:x1="4.28cm" svg:y1="10.617cm" svg:x2="4.307cm" svg:y2="11.443cm" draw:start-shape="id104" draw:start-glue-point="8" draw:end-shape="id103" svg:d="m4280 10617 27 826">
          <text:p/>
        </draw:connector>
        <draw:connector draw:style-name="gr45" draw:text-style-name="P1" draw:layer="layout" draw:type="line" svg:x1="5.06cm" svg:y1="10.554cm" svg:x2="4.307cm" svg:y2="11.443cm" draw:start-shape="id105" draw:start-glue-point="7" draw:end-shape="id103" draw:end-glue-point="0" svg:d="m5060 10554-753 889">
          <text:p/>
        </draw:connector>
        <draw:connector draw:style-name="gr45" draw:text-style-name="P1" draw:layer="layout" draw:type="line" svg:x1="3.345cm" svg:y1="11.855cm" svg:x2="3.768cm" svg:y2="11.856cm" draw:end-shape="id103" draw:end-glue-point="3" svg:d="m3345 11855 423 1">
          <text:p/>
        </draw:connector>
        <draw:connector draw:style-name="gr45" draw:text-style-name="P1" draw:layer="layout" draw:type="line" svg:x1="4.846cm" svg:y1="11.856cm" svg:x2="5.285cm" svg:y2="11.86cm" draw:start-shape="id103" draw:start-glue-point="1" draw:end-shape="id91" draw:end-glue-point="3" svg:d="m4846 11856 439 4">
          <text:p/>
        </draw:connector>
        <draw:custom-shape draw:style-name="gr43" draw:text-style-name="P12" draw:id="id107" draw:layer="layout" svg:width="1.078cm" svg:height="0.826cm" svg:x="2.267cm" svg:y="1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09" draw:layer="layout" svg:width="0.423cm" svg:height="0.423cm" svg:x="3.368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8" draw:layer="layout" svg:width="0.423cm" svg:height="0.423cm" svg:x="2.665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06" draw:layer="layout" svg:width="0.423cm" svg:height="0.423cm" svg:x="1.96cm" svg:y="13.4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2.32cm" svg:y1="13.854cm" svg:x2="2.806cm" svg:y2="14.743cm" draw:start-shape="id106" draw:start-glue-point="9" draw:end-shape="id107" draw:end-glue-point="0" svg:d="m2320 13854 486 889">
          <text:p/>
        </draw:connector>
        <draw:connector draw:style-name="gr45" draw:text-style-name="P1" draw:layer="layout" draw:type="line" svg:x1="2.876cm" svg:y1="13.917cm" svg:x2="2.806cm" svg:y2="14.743cm" draw:start-shape="id108" draw:start-glue-point="8" draw:end-shape="id107" draw:end-glue-point="0" svg:d="m2876 13917-70 826">
          <text:p/>
        </draw:connector>
        <draw:connector draw:style-name="gr45" draw:text-style-name="P1" draw:layer="layout" draw:type="line" svg:x1="3.579cm" svg:y1="13.917cm" svg:x2="2.806cm" svg:y2="14.743cm" draw:start-shape="id109" draw:start-glue-point="8" draw:end-shape="id107" draw:end-glue-point="0" svg:d="m3579 13917-773 826">
          <text:p/>
        </draw:connector>
        <draw:ellipse draw:style-name="gr46" draw:text-style-name="P5" draw:id="id110" draw:layer="layout" svg:width="0.998cm" svg:height="0.422cm" svg:x="0.826cm" svg:y="14.945cm">
          <text:p/>
        </draw:ellipse>
        <draw:ellipse draw:style-name="gr46" draw:text-style-name="P5" draw:id="id111" draw:layer="layout" svg:width="0.998cm" svg:height="0.422cm" svg:x="3.826cm" svg:y="14.945cm">
          <text:p/>
        </draw:ellipse>
        <draw:connector draw:style-name="gr45" draw:text-style-name="P1" draw:layer="layout" draw:type="line" svg:x1="1.824cm" svg:y1="15.156cm" svg:x2="2.267cm" svg:y2="15.156cm" draw:start-shape="id110" draw:start-glue-point="1" draw:end-shape="id107" draw:end-glue-point="3" svg:d="m1824 15156h443">
          <text:p/>
        </draw:connector>
        <draw:connector draw:style-name="gr45" draw:text-style-name="P1" draw:layer="layout" draw:type="line" svg:x1="3.826cm" svg:y1="15.156cm" svg:x2="3.345cm" svg:y2="15.156cm" draw:start-shape="id111" draw:start-glue-point="3" draw:end-shape="id107" svg:d="m3826 15156h-481">
          <text:p/>
        </draw:connector>
        <draw:custom-shape draw:style-name="gr43" draw:text-style-name="P12" draw:id="id117" draw:layer="layout" svg:width="1.078cm" svg:height="0.826cm" svg:x="2.267cm" svg:y="17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draw:id="id113" draw:layer="layout" svg:width="1.041cm" svg:height="0.838cm" svg:x="7.185cm" svg:y="17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15" draw:layer="layout" svg:width="0.423cm" svg:height="0.423cm" svg:x="9.043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4" draw:layer="layout" svg:width="0.422cm" svg:height="0.423cm" svg:x="8.227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2" draw:layer="layout" svg:width="0.423cm" svg:height="0.423cm" svg:x="7.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9" draw:layer="layout" svg:width="0.423cm" svg:height="0.423cm" svg:x="2.768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8" draw:layer="layout" svg:width="0.423cm" svg:height="0.423cm" svg:x="2.065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16" draw:layer="layout" svg:width="0.423cm" svg:height="0.423cm" svg:x="1.36cm" svg:y="16.5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7.711cm" svg:y1="17.017cm" svg:x2="7.705cm" svg:y2="17.842cm" draw:start-shape="id112" draw:start-glue-point="8" draw:end-shape="id113" draw:end-glue-point="0" svg:d="m7711 17017-6 825">
          <text:p/>
        </draw:connector>
        <draw:connector draw:style-name="gr45" draw:text-style-name="P1" draw:layer="layout" draw:type="line" svg:x1="8.437cm" svg:y1="17.017cm" svg:x2="7.705cm" svg:y2="17.842cm" draw:start-shape="id114" draw:start-glue-point="8" draw:end-shape="id113" draw:end-glue-point="0" svg:d="m8437 17017-732 825">
          <text:p/>
        </draw:connector>
        <draw:connector draw:style-name="gr45" draw:text-style-name="P1" draw:layer="layout" draw:type="line" svg:x1="9.104cm" svg:y1="16.954cm" svg:x2="7.705cm" svg:y2="17.842cm" draw:start-shape="id115" draw:start-glue-point="7" draw:end-shape="id113" draw:end-glue-point="0" svg:d="m9104 16954-1399 888">
          <text:p/>
        </draw:connector>
        <draw:connector draw:style-name="gr45" draw:text-style-name="P1" draw:layer="layout" draw:type="line" svg:x1="1.72cm" svg:y1="16.954cm" svg:x2="2.806cm" svg:y2="17.843cm" draw:start-shape="id116" draw:start-glue-point="9" draw:end-shape="id117" draw:end-glue-point="0" svg:d="m1720 16954 1086 889">
          <text:p/>
        </draw:connector>
        <draw:connector draw:style-name="gr45" draw:text-style-name="P1" draw:layer="layout" draw:type="line" svg:x1="2.276cm" svg:y1="17.017cm" svg:x2="2.806cm" svg:y2="17.843cm" draw:start-shape="id118" draw:start-glue-point="8" draw:end-shape="id117" draw:end-glue-point="0" svg:d="m2276 17017 530 826">
          <text:p/>
        </draw:connector>
        <draw:connector draw:style-name="gr45" draw:text-style-name="P1" draw:layer="layout" draw:type="line" svg:x1="2.979cm" svg:y1="17.017cm" svg:x2="2.806cm" svg:y2="17.843cm" draw:start-shape="id119" draw:start-glue-point="8" draw:end-shape="id117" svg:d="m2979 17017-173 826">
          <text:p/>
        </draw:connector>
        <draw:ellipse draw:style-name="gr46" draw:text-style-name="P5" draw:id="id120" draw:layer="layout" svg:width="0.998cm" svg:height="0.422cm" svg:x="0.647cm" svg:y="17.682cm">
          <text:p/>
        </draw:ellipse>
        <draw:ellipse draw:style-name="gr46" draw:text-style-name="P5" draw:id="id121" draw:layer="layout" svg:width="0.998cm" svg:height="0.422cm" svg:x="0.647cm" svg:y="18.411cm">
          <text:p/>
        </draw:ellipse>
        <draw:ellipse draw:style-name="gr46" draw:text-style-name="P5" draw:id="id122" draw:layer="layout" svg:width="0.998cm" svg:height="0.422cm" svg:x="8.569cm" svg:y="17.599cm">
          <text:p/>
        </draw:ellipse>
        <draw:ellipse draw:style-name="gr46" draw:text-style-name="P5" draw:id="id123" draw:layer="layout" svg:width="0.998cm" svg:height="0.422cm" svg:x="8.569cm" svg:y="18.258cm">
          <text:p/>
        </draw:ellipse>
        <draw:connector draw:style-name="gr45" draw:text-style-name="P1" draw:layer="layout" draw:type="line" svg:x1="1.645cm" svg:y1="17.893cm" svg:x2="2.267cm" svg:y2="18.256cm" draw:start-shape="id120" draw:start-glue-point="1" draw:end-shape="id117" draw:end-glue-point="3" svg:d="m1645 17893 622 363">
          <text:p/>
        </draw:connector>
        <draw:connector draw:style-name="gr45" draw:text-style-name="P1" draw:layer="layout" draw:type="line" svg:x1="1.645cm" svg:y1="18.622cm" svg:x2="2.267cm" svg:y2="18.256cm" draw:start-shape="id121" draw:start-glue-point="1" draw:end-shape="id117" svg:d="m1645 18622 622-366">
          <text:p/>
        </draw:connector>
        <draw:connector draw:style-name="gr45" draw:text-style-name="P1" draw:layer="layout" draw:type="line" svg:x1="8.569cm" svg:y1="17.81cm" svg:x2="8.226cm" svg:y2="18.261cm" draw:start-shape="id122" draw:start-glue-point="3" draw:end-shape="id113" draw:end-glue-point="1" svg:d="m8569 17810-343 451">
          <text:p/>
        </draw:connector>
        <draw:connector draw:style-name="gr45" draw:text-style-name="P1" draw:layer="layout" draw:type="line" svg:x1="8.569cm" svg:y1="18.469cm" svg:x2="8.226cm" svg:y2="18.261cm" draw:start-shape="id123" draw:start-glue-point="3" draw:end-shape="id113" svg:d="m8569 18469-343-208">
          <text:p/>
        </draw:connector>
        <draw:custom-shape draw:style-name="gr43" draw:text-style-name="P12" draw:id="id125" draw:layer="layout" svg:width="1.078cm" svg:height="0.826cm" svg:x="3.768cm" svg:y="17.8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26" draw:layer="layout" svg:width="0.423cm" svg:height="0.423cm" svg:x="4.069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4" draw:layer="layout" svg:width="0.423cm" svg:height="0.423cm" svg:x="3.466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7" draw:layer="layout" svg:width="0.422cm" svg:height="0.423cm" svg:x="4.8cm" svg:y="16.59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3.826cm" svg:y1="16.955cm" svg:x2="4.307cm" svg:y2="17.844cm" draw:start-shape="id124" draw:start-glue-point="9" draw:end-shape="id125" draw:end-glue-point="0" svg:d="m3826 16955 481 889">
          <text:p/>
        </draw:connector>
        <draw:connector draw:style-name="gr45" draw:text-style-name="P1" draw:layer="layout" draw:type="line" svg:x1="4.28cm" svg:y1="17.018cm" svg:x2="4.307cm" svg:y2="17.844cm" draw:start-shape="id126" draw:start-glue-point="8" draw:end-shape="id125" svg:d="m4280 17018 27 826">
          <text:p/>
        </draw:connector>
        <draw:connector draw:style-name="gr45" draw:text-style-name="P1" draw:layer="layout" draw:type="line" svg:x1="4.86cm" svg:y1="16.955cm" svg:x2="4.307cm" svg:y2="17.844cm" draw:start-shape="id127" draw:start-glue-point="7" draw:end-shape="id125" draw:end-glue-point="0" svg:d="m4860 16955-553 889">
          <text:p/>
        </draw:connector>
        <draw:connector draw:style-name="gr45" draw:text-style-name="P1" draw:layer="layout" draw:type="line" svg:x1="3.345cm" svg:y1="18.256cm" svg:x2="3.768cm" svg:y2="18.257cm" draw:end-shape="id125" draw:end-glue-point="3" svg:d="m3345 18256 423 1">
          <text:p/>
        </draw:connector>
        <draw:custom-shape draw:style-name="gr43" draw:text-style-name="P12" draw:id="id129" draw:layer="layout" svg:width="1.078cm" svg:height="0.826cm" svg:x="5.468cm" svg:y="17.8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id="id130" draw:layer="layout" svg:width="0.423cm" svg:height="0.423cm" svg:x="6.069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28" draw:layer="layout" svg:width="0.423cm" svg:height="0.423cm" svg:x="5.466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4" draw:text-style-name="P1" draw:id="id131" draw:layer="layout" svg:width="0.422cm" svg:height="0.423cm" svg:x="6.8cm" svg:y="16.59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5" draw:text-style-name="P1" draw:layer="layout" draw:type="line" svg:x1="5.826cm" svg:y1="16.956cm" svg:x2="6.007cm" svg:y2="17.845cm" draw:start-shape="id128" draw:start-glue-point="9" draw:end-shape="id129" draw:end-glue-point="0" svg:d="m5826 16956 181 889">
          <text:p/>
        </draw:connector>
        <draw:connector draw:style-name="gr45" draw:text-style-name="P1" draw:layer="layout" draw:type="line" svg:x1="6.28cm" svg:y1="17.019cm" svg:x2="6.007cm" svg:y2="17.845cm" draw:start-shape="id130" draw:start-glue-point="8" draw:end-shape="id129" svg:d="m6280 17019-273 826">
          <text:p/>
        </draw:connector>
        <draw:connector draw:style-name="gr45" draw:text-style-name="P1" draw:layer="layout" draw:type="line" svg:x1="6.86cm" svg:y1="16.956cm" svg:x2="6.007cm" svg:y2="17.845cm" draw:start-shape="id131" draw:start-glue-point="7" draw:end-shape="id129" draw:end-glue-point="0" svg:d="m6860 16956-853 889">
          <text:p/>
        </draw:connector>
        <draw:connector draw:style-name="gr45" draw:text-style-name="P1" draw:layer="layout" draw:type="line" svg:x1="4.846cm" svg:y1="18.257cm" svg:x2="5.468cm" svg:y2="18.258cm" draw:start-shape="id125" draw:start-glue-point="1" draw:end-shape="id129" draw:end-glue-point="3" svg:d="m4846 18257 622 1">
          <text:p/>
        </draw:connector>
        <draw:connector draw:style-name="gr45" draw:text-style-name="P1" draw:layer="layout" draw:type="line" svg:x1="6.546cm" svg:y1="18.258cm" svg:x2="7.185cm" svg:y2="18.261cm" draw:start-shape="id129" draw:start-glue-point="1" draw:end-shape="id113" draw:end-glue-point="3" svg:d="m6546 18258 639 3">
          <text:p/>
        </draw:connector>
      </draw:page>
      <draw:page draw:name="page6" draw:style-name="dp1" draw:master-page-name="Default">
        <draw:custom-shape draw:style-name="gr20" draw:text-style-name="P13" draw:id="id133" draw:layer="layout" svg:width="2.35cm" svg:height="1.905cm" svg:x="4.44cm" svg:y="4.454cm">
          <text:p text:style-name="P2"><text:span text:style-name="T6">JPPF</text:span></text:p>
          <text:p text:style-name="P2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id="id132" draw:layer="layout" svg:width="1.122cm" svg:height="1.067cm" svg:x="4.021cm" svg:y="7.696cm">
          <text:p text:style-name="P1"><text:span text:style-name="T7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4" draw:text-style-name="P1" draw:id="id134" draw:layer="layout" svg:width="1.098cm" svg:height="1.13cm" svg:x="6.712cm" svg:y="7.696cm">
          <text:p text:style-name="P1"><text:span text:style-name="T7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2" draw:text-style-name="P1" draw:layer="layout" draw:type="line" svg:x1="4.581cm" svg:y1="7.696cm" svg:x2="5.615cm" svg:y2="6.359cm" draw:start-shape="id132" draw:start-glue-point="4" draw:end-shape="id133" draw:end-glue-point="2" svg:d="m4581 7696 1034-1337">
          <text:p/>
        </draw:connector>
        <draw:connector draw:style-name="gr22" draw:text-style-name="P1" draw:layer="layout" draw:type="line" svg:x1="7.26cm" svg:y1="7.696cm" svg:x2="5.615cm" svg:y2="6.359cm" draw:start-shape="id134" draw:start-glue-point="4" draw:end-shape="id133" draw:end-glue-point="2" svg:d="m7260 7696-1645-1337">
          <text:p/>
        </draw:connector>
        <draw:ellipse draw:style-name="gr23" draw:text-style-name="P3" draw:id="id135" draw:layer="layout" svg:width="1.651cm" svg:height="1.326cm" svg:x="4.789cm" svg:y="0.571cm">
          <text:p text:style-name="P2"><text:span text:style-name="T1">JPPF</text:span></text:p>
          <text:p text:style-name="P2"><text:span text:style-name="T1">client</text:span></text:p>
        </draw:ellipse>
        <draw:connector draw:style-name="gr22" draw:text-style-name="P15" draw:layer="layout" draw:type="line" svg:x1="5.614cm" svg:y1="1.897cm" svg:x2="5.615cm" svg:y2="4.454cm" draw:start-shape="id135" draw:start-glue-point="2" draw:end-shape="id133" draw:end-glue-point="0" svg:d="m5614 1897 1 2557">
          <text:p/>
        </draw:connector>
        <draw:custom-shape draw:style-name="gr47" draw:text-style-name="P15" draw:layer="layout" svg:width="2.921cm" svg:height="2.032cm" svg:x="1.714cm" svg:y="2.032cm">
          <text:p text:style-name="P24"><text:span text:style-name="T8">Heavy Job</text:span></text:p>
          <text:p text:style-name="P24"><text:span text:style-name="T8">task duration: 1s</text:span></text:p>
          <text:p text:style-name="P24"><text:span text:style-name="T8">task mem : 20 MB</text:span></text:p>
          <text:p text:style-name="P24"><text:span text:style-name="T8">allowed time: 3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7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6-01-09T06:33:30</meta:creation-date>
    <dc:date>2010-10-16T14:07:05.18</dc:date>
    <dc:language>en-US</dc:language>
    <meta:editing-cycles>41</meta:editing-cycles>
    <meta:editing-duration>PT15H02M56S</meta:editing-duration>
    <meta:document-statistic meta:object-count="339"/>
    <meta:user-defined meta:name="Info 1"/>
    <meta:user-defined meta:name="Info 2"/>
    <meta:user-defined meta:name="Info 3"/>
    <meta:user-defined meta:name="Info 4"/>
  </office:meta>
</office:document-meta>
</file>